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asestudy2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N = 1</text:p>
          </table:table-cell>
          <table:table-cell table:number-columns-repeated="3"/>
          <table:table-cell office:value-type="string">
            <text:p>N = 5</text:p>
          </table:table-cell>
          <table:table-cell table:number-columns-repeated="3"/>
          <table:table-cell office:value-type="string">
            <text:p>N = 11</text:p>
          </table:table-cell>
          <table:table-cell table:number-columns-repeated="5"/>
        </table:table-row>
        <table:table-row table:style-name="ro1">
          <table:table-cell office:value-type="string">
            <text:p>Jiffies</text:p>
          </table:table-cell>
          <table:table-cell office:value-type="string">
            <text:p>minor fault</text:p>
          </table:table-cell>
          <table:table-cell office:value-type="string">
            <text:p>major fault</text:p>
          </table:table-cell>
          <table:table-cell office:value-type="string">
            <text:p>CPU Utilization</text:p>
          </table:table-cell>
          <table:table-cell office:value-type="string">
            <text:p>Jiffies</text:p>
          </table:table-cell>
          <table:table-cell table:number-columns-repeated="2"/>
          <table:table-cell office:value-type="string">
            <text:p>CPU Utilization</text:p>
          </table:table-cell>
          <table:table-cell office:value-type="string">
            <text:p>Jiffies</text:p>
          </table:table-cell>
          <table:table-cell table:number-columns-repeated="2"/>
          <table:table-cell office:value-type="string">
            <text:p>CPU Utilization</text:p>
          </table:table-cell>
          <table:table-cell table:number-columns-repeated="2"/>
        </table:table-row>
        <table:table-row table:style-name="ro1">
          <table:table-cell office:value-type="float" office:value="4295779882">
            <text:p>4295779882</text:p>
          </table:table-cell>
          <table:table-cell office:value-type="float" office:value="8373">
            <text:p>837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295905264">
            <text:p>4295905264</text:p>
          </table:table-cell>
          <table:table-cell office:value-type="float" office:value="13038">
            <text:p>13038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296075568">
            <text:p>4296075568</text:p>
          </table:table-cell>
          <table:table-cell office:value-type="float" office:value="8162">
            <text:p>816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  <table:table-cell>
            <draw:frame table:end-cell-address="casestudy2.AE55" table:end-x="0.8563in" table:end-y="0.0118in" draw:z-index="1" draw:style-name="gr1" svg:width="15.5413in" svg:height="9.2126in" svg:x="0.4283in" svg:y="0.0449in">
              <draw:object draw:notify-on-update-of-ranges="casestudy2.A3:casestudy2.A404 casestudy2.D2:casestudy2.D2 casestudy2.D3:casestudy2.D40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4295779932">
            <text:p>4295779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314">
            <text:p>4295905314</text:p>
          </table:table-cell>
          <table:table-cell office:value-type="float" office:value="17557">
            <text:p>1755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296075618">
            <text:p>4296075618</text:p>
          </table:table-cell>
          <table:table-cell office:value-type="float" office:value="14514">
            <text:p>1451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295779982">
            <text:p>4295779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364">
            <text:p>4295905364</text:p>
          </table:table-cell>
          <table:table-cell office:value-type="float" office:value="11267">
            <text:p>11267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296075668">
            <text:p>4296075668</text:p>
          </table:table-cell>
          <table:table-cell office:value-type="float" office:value="16773">
            <text:p>1677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0032">
            <text:p>4295780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414">
            <text:p>4295905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718">
            <text:p>4296075718</text:p>
          </table:table-cell>
          <table:table-cell office:value-type="float" office:value="17604">
            <text:p>1760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295780082">
            <text:p>4295780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464">
            <text:p>4295905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768">
            <text:p>4296075768</text:p>
          </table:table-cell>
          <table:table-cell office:value-type="float" office:value="17777">
            <text:p>1777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0132">
            <text:p>4295780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514">
            <text:p>4295905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818">
            <text:p>4296075818</text:p>
          </table:table-cell>
          <table:table-cell office:value-type="float" office:value="16813">
            <text:p>168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295780182">
            <text:p>4295780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564">
            <text:p>4295905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868">
            <text:p>4296075868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0232">
            <text:p>4295780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614">
            <text:p>4295905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918">
            <text:p>42960759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282">
            <text:p>4295780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664">
            <text:p>4295905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5968">
            <text:p>4296075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332">
            <text:p>4295780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714">
            <text:p>4295905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018">
            <text:p>42960760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382">
            <text:p>4295780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764">
            <text:p>4295905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068">
            <text:p>4296076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432">
            <text:p>4295780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814">
            <text:p>4295905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118">
            <text:p>42960761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482">
            <text:p>4295780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864">
            <text:p>4295905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168">
            <text:p>4296076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532">
            <text:p>4295780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914">
            <text:p>4295905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218">
            <text:p>42960762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582">
            <text:p>4295780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5964">
            <text:p>4295905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268">
            <text:p>42960762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632">
            <text:p>4295780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014">
            <text:p>4295906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318">
            <text:p>4296076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682">
            <text:p>4295780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064">
            <text:p>4295906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368">
            <text:p>4296076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732">
            <text:p>4295780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114">
            <text:p>4295906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418">
            <text:p>4296076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782">
            <text:p>4295780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164">
            <text:p>4295906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468">
            <text:p>4296076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832">
            <text:p>4295780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214">
            <text:p>4295906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518">
            <text:p>4296076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882">
            <text:p>4295780882</text:p>
          </table:table-cell>
          <table:table-cell office:value-type="float" office:value="3886">
            <text:p>388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5906264">
            <text:p>4295906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568">
            <text:p>4296076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932">
            <text:p>4295780932</text:p>
          </table:table-cell>
          <table:table-cell office:value-type="float" office:value="1677">
            <text:p>167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5906314">
            <text:p>4295906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618">
            <text:p>4296076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0982">
            <text:p>4295780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364">
            <text:p>4295906364</text:p>
          </table:table-cell>
          <table:table-cell office:value-type="float" office:value="6310">
            <text:p>63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296076668">
            <text:p>4296076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032">
            <text:p>4295781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414">
            <text:p>4295906414</text:p>
          </table:table-cell>
          <table:table-cell office:value-type="float" office:value="16698">
            <text:p>1669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296076718">
            <text:p>4296076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082">
            <text:p>4295781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464">
            <text:p>4295906464</text:p>
          </table:table-cell>
          <table:table-cell office:value-type="float" office:value="4807">
            <text:p>480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6076768">
            <text:p>4296076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132">
            <text:p>4295781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514">
            <text:p>4295906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818">
            <text:p>4296076818</text:p>
          </table:table-cell>
          <table:table-cell office:value-type="float" office:value="6335">
            <text:p>633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4295781182">
            <text:p>4295781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564">
            <text:p>4295906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868">
            <text:p>4296076868</text:p>
          </table:table-cell>
          <table:table-cell office:value-type="float" office:value="14149">
            <text:p>14149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4295781232">
            <text:p>4295781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614">
            <text:p>4295906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918">
            <text:p>4296076918</text:p>
          </table:table-cell>
          <table:table-cell office:value-type="float" office:value="15977">
            <text:p>15977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4295781282">
            <text:p>4295781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664">
            <text:p>4295906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6968">
            <text:p>4296076968</text:p>
          </table:table-cell>
          <table:table-cell office:value-type="float" office:value="15373">
            <text:p>1537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1332">
            <text:p>4295781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714">
            <text:p>4295906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018">
            <text:p>4296077018</text:p>
          </table:table-cell>
          <table:table-cell office:value-type="float" office:value="9359">
            <text:p>935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4295781382">
            <text:p>4295781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764">
            <text:p>4295906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068">
            <text:p>4296077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432">
            <text:p>4295781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814">
            <text:p>4295906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118">
            <text:p>42960771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482">
            <text:p>4295781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864">
            <text:p>4295906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168">
            <text:p>4296077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532">
            <text:p>4295781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914">
            <text:p>4295906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218">
            <text:p>42960772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582">
            <text:p>4295781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6964">
            <text:p>4295906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268">
            <text:p>42960772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632">
            <text:p>4295781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014">
            <text:p>4295907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318">
            <text:p>4296077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682">
            <text:p>4295781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064">
            <text:p>4295907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368">
            <text:p>4296077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732">
            <text:p>4295781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114">
            <text:p>4295907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418">
            <text:p>4296077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782">
            <text:p>4295781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164">
            <text:p>4295907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468">
            <text:p>4296077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832">
            <text:p>4295781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214">
            <text:p>4295907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518">
            <text:p>4296077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882">
            <text:p>4295781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264">
            <text:p>4295907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568">
            <text:p>4296077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932">
            <text:p>4295781932</text:p>
          </table:table-cell>
          <table:table-cell office:value-type="float" office:value="3777">
            <text:p>377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5907314">
            <text:p>4295907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618">
            <text:p>4296077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1982">
            <text:p>4295781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364">
            <text:p>4295907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668">
            <text:p>4296077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032">
            <text:p>4295782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414">
            <text:p>4295907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718">
            <text:p>4296077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082">
            <text:p>4295782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464">
            <text:p>4295907464</text:p>
          </table:table-cell>
          <table:table-cell office:value-type="float" office:value="11509">
            <text:p>1150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296077768">
            <text:p>4296077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132">
            <text:p>4295782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514">
            <text:p>4295907514</text:p>
          </table:table-cell>
          <table:table-cell office:value-type="float" office:value="7376">
            <text:p>737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296077818">
            <text:p>4296077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182">
            <text:p>4295782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564">
            <text:p>4295907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868">
            <text:p>4296077868</text:p>
          </table:table-cell>
          <table:table-cell office:value-type="float" office:value="3777">
            <text:p>377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295782232">
            <text:p>4295782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614">
            <text:p>4295907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918">
            <text:p>42960779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282">
            <text:p>4295782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664">
            <text:p>4295907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7968">
            <text:p>4296077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332">
            <text:p>4295782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714">
            <text:p>4295907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018">
            <text:p>4296078018</text:p>
          </table:table-cell>
          <table:table-cell office:value-type="float" office:value="10512">
            <text:p>1051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4295782382">
            <text:p>4295782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764">
            <text:p>4295907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068">
            <text:p>4296078068</text:p>
          </table:table-cell>
          <table:table-cell office:value-type="float" office:value="15068">
            <text:p>1506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2432">
            <text:p>4295782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814">
            <text:p>4295907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118">
            <text:p>4296078118</text:p>
          </table:table-cell>
          <table:table-cell office:value-type="float" office:value="12190">
            <text:p>1219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4295782482">
            <text:p>4295782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864">
            <text:p>4295907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168">
            <text:p>4296078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532">
            <text:p>4295782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914">
            <text:p>4295907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218">
            <text:p>42960782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582">
            <text:p>4295782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7964">
            <text:p>4295907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268">
            <text:p>4296078268</text:p>
          </table:table-cell>
          <table:table-cell table:number-columns-repeated="3" office:value-type="float" office:value="0">
            <text:p>0</text:p>
          </table:table-cell>
          <table:table-cell/>
          <table:table-cell>
            <draw:frame table:end-cell-address="casestudy2.AF114" table:end-x="0.6472in" table:end-y="0.1488in" draw:z-index="2" draw:style-name="gr1" svg:width="16.211in" svg:height="10.2406in" svg:x="0.439in" svg:y="0.0429in">
              <draw:object draw:notify-on-update-of-ranges="casestudy2.E3:casestudy2.E412 casestudy2.H2:casestudy2.H2 casestudy2.H3:casestudy2.H4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4295782632">
            <text:p>4295782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014">
            <text:p>4295908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318">
            <text:p>4296078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682">
            <text:p>4295782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064">
            <text:p>4295908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368">
            <text:p>4296078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732">
            <text:p>4295782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114">
            <text:p>4295908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418">
            <text:p>4296078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782">
            <text:p>4295782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164">
            <text:p>4295908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468">
            <text:p>4296078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832">
            <text:p>4295782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214">
            <text:p>4295908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518">
            <text:p>4296078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882">
            <text:p>4295782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264">
            <text:p>4295908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568">
            <text:p>4296078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932">
            <text:p>4295782932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95908314">
            <text:p>4295908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618">
            <text:p>4296078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2982">
            <text:p>4295782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364">
            <text:p>4295908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668">
            <text:p>4296078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032">
            <text:p>4295783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414">
            <text:p>4295908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718">
            <text:p>4296078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082">
            <text:p>4295783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464">
            <text:p>4295908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768">
            <text:p>4296078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132">
            <text:p>4295783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514">
            <text:p>4295908514</text:p>
          </table:table-cell>
          <table:table-cell office:value-type="float" office:value="8028">
            <text:p>80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296078818">
            <text:p>4296078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182">
            <text:p>4295783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564">
            <text:p>4295908564</text:p>
          </table:table-cell>
          <table:table-cell office:value-type="float" office:value="4842">
            <text:p>48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296078868">
            <text:p>4296078868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3232">
            <text:p>4295783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614">
            <text:p>4295908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918">
            <text:p>4296078918</text:p>
          </table:table-cell>
          <table:table-cell office:value-type="float" office:value="1853">
            <text:p>18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3282">
            <text:p>4295783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664">
            <text:p>4295908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8968">
            <text:p>4296078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332">
            <text:p>4295783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714">
            <text:p>4295908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018">
            <text:p>4296079018</text:p>
          </table:table-cell>
          <table:table-cell office:value-type="float" office:value="2574">
            <text:p>257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295783382">
            <text:p>4295783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764">
            <text:p>4295908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068">
            <text:p>4296079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432">
            <text:p>4295783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814">
            <text:p>4295908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118">
            <text:p>4296079118</text:p>
          </table:table-cell>
          <table:table-cell office:value-type="float" office:value="7011">
            <text:p>701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4295783482">
            <text:p>4295783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864">
            <text:p>4295908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168">
            <text:p>4296079168</text:p>
          </table:table-cell>
          <table:table-cell office:value-type="float" office:value="14797">
            <text:p>1479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4295783532">
            <text:p>4295783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914">
            <text:p>4295908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218">
            <text:p>4296079218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83582">
            <text:p>4295783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8964">
            <text:p>4295908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268">
            <text:p>42960792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632">
            <text:p>4295783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014">
            <text:p>4295909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318">
            <text:p>4296079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682">
            <text:p>4295783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064">
            <text:p>4295909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368">
            <text:p>4296079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732">
            <text:p>4295783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114">
            <text:p>4295909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418">
            <text:p>4296079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782">
            <text:p>4295783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164">
            <text:p>4295909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468">
            <text:p>4296079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832">
            <text:p>4295783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214">
            <text:p>4295909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518">
            <text:p>4296079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882">
            <text:p>4295783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264">
            <text:p>4295909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568">
            <text:p>4296079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932">
            <text:p>4295783932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95909314">
            <text:p>4295909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618">
            <text:p>4296079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3982">
            <text:p>4295783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364">
            <text:p>4295909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668">
            <text:p>4296079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032">
            <text:p>4295784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414">
            <text:p>4295909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718">
            <text:p>4296079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082">
            <text:p>4295784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464">
            <text:p>4295909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768">
            <text:p>4296079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132">
            <text:p>4295784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514">
            <text:p>4295909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818">
            <text:p>4296079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182">
            <text:p>4295784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564">
            <text:p>4295909564</text:p>
          </table:table-cell>
          <table:table-cell office:value-type="float" office:value="8695">
            <text:p>869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296079868">
            <text:p>4296079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232">
            <text:p>4295784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614">
            <text:p>42959096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918">
            <text:p>42960799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4282">
            <text:p>4295784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664">
            <text:p>4295909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79968">
            <text:p>4296079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332">
            <text:p>4295784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714">
            <text:p>4295909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018">
            <text:p>42960800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4382">
            <text:p>4295784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764">
            <text:p>4295909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068">
            <text:p>4296080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432">
            <text:p>4295784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814">
            <text:p>4295909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118">
            <text:p>429608011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295784482">
            <text:p>4295784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864">
            <text:p>4295909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168">
            <text:p>4296080168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4532">
            <text:p>4295784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914">
            <text:p>4295909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218">
            <text:p>4296080218</text:p>
          </table:table-cell>
          <table:table-cell office:value-type="float" office:value="11677">
            <text:p>1167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295784582">
            <text:p>4295784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09964">
            <text:p>4295909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268">
            <text:p>4296080268</text:p>
          </table:table-cell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4632">
            <text:p>4295784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014">
            <text:p>4295910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318">
            <text:p>4296080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682">
            <text:p>4295784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064">
            <text:p>4295910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368">
            <text:p>4296080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732">
            <text:p>4295784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114">
            <text:p>4295910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418">
            <text:p>4296080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782">
            <text:p>4295784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164">
            <text:p>4295910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468">
            <text:p>4296080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832">
            <text:p>4295784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214">
            <text:p>4295910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518">
            <text:p>4296080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882">
            <text:p>4295784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264">
            <text:p>4295910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568">
            <text:p>4296080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932">
            <text:p>4295784932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5910314">
            <text:p>4295910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618">
            <text:p>4296080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4982">
            <text:p>4295784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364">
            <text:p>4295910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668">
            <text:p>4296080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032">
            <text:p>4295785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414">
            <text:p>4295910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718">
            <text:p>4296080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082">
            <text:p>4295785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464">
            <text:p>4295910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768">
            <text:p>4296080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132">
            <text:p>4295785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514">
            <text:p>4295910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818">
            <text:p>4296080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182">
            <text:p>4295785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564">
            <text:p>4295910564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80868">
            <text:p>4296080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232">
            <text:p>4295785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614">
            <text:p>4295910614</text:p>
          </table:table-cell>
          <table:table-cell office:value-type="float" office:value="4899">
            <text:p>489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296080918">
            <text:p>42960809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5282">
            <text:p>4295785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664">
            <text:p>4295910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0968">
            <text:p>4296080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332">
            <text:p>4295785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714">
            <text:p>4295910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018">
            <text:p>42960810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85382">
            <text:p>4295785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764">
            <text:p>4295910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068">
            <text:p>42960810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432">
            <text:p>4295785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814">
            <text:p>4295910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118">
            <text:p>4296081118</text:p>
          </table:table-cell>
          <table:table-cell office:value-type="float" office:value="1196">
            <text:p>11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5482">
            <text:p>4295785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864">
            <text:p>4295910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168">
            <text:p>429608116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5532">
            <text:p>4295785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914">
            <text:p>4295910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218">
            <text:p>4296081218</text:p>
          </table:table-cell>
          <table:table-cell office:value-type="float" office:value="1765">
            <text:p>176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>
            <draw:frame table:end-cell-address="casestudy2.AI158" table:end-x="0.5925in" table:end-y="0.1283in" draw:z-index="3" draw:style-name="gr1" svg:width="18.7134in" svg:height="7.5732in" svg:x="0.5488in" svg:y="0.0232in">
              <draw:object draw:notify-on-update-of-ranges="casestudy2.I3:casestudy2.I421 casestudy2.L2:casestudy2.L2 casestudy2.L3:casestudy2.L42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4295785582">
            <text:p>4295785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0964">
            <text:p>4295910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268">
            <text:p>4296081268</text:p>
          </table:table-cell>
          <table:table-cell office:value-type="float" office:value="7783">
            <text:p>778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4295785632">
            <text:p>4295785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014">
            <text:p>4295911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318">
            <text:p>42960813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682">
            <text:p>4295785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064">
            <text:p>4295911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368">
            <text:p>4296081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732">
            <text:p>4295785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114">
            <text:p>4295911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418">
            <text:p>4296081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782">
            <text:p>4295785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164">
            <text:p>4295911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468">
            <text:p>4296081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832">
            <text:p>4295785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214">
            <text:p>4295911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518">
            <text:p>4296081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882">
            <text:p>4295785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264">
            <text:p>4295911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568">
            <text:p>4296081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932">
            <text:p>4295785932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5911314">
            <text:p>4295911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618">
            <text:p>4296081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5982">
            <text:p>4295785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364">
            <text:p>4295911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668">
            <text:p>4296081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032">
            <text:p>4295786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414">
            <text:p>4295911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718">
            <text:p>4296081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082">
            <text:p>4295786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464">
            <text:p>4295911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768">
            <text:p>4296081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132">
            <text:p>4295786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514">
            <text:p>4295911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818">
            <text:p>4296081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182">
            <text:p>4295786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564">
            <text:p>4295911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868">
            <text:p>4296081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232">
            <text:p>4295786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614">
            <text:p>4295911614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296081918">
            <text:p>42960819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6282">
            <text:p>4295786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664">
            <text:p>4295911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1968">
            <text:p>4296081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332">
            <text:p>4295786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714">
            <text:p>4295911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018">
            <text:p>4296082018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6382">
            <text:p>4295786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764">
            <text:p>4295911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068">
            <text:p>4296082068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6432">
            <text:p>4295786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814">
            <text:p>4295911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118">
            <text:p>42960821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86482">
            <text:p>4295786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864">
            <text:p>4295911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168">
            <text:p>4296082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532">
            <text:p>4295786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914">
            <text:p>4295911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218">
            <text:p>4296082218</text:p>
          </table:table-cell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86582">
            <text:p>4295786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1964">
            <text:p>4295911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268">
            <text:p>4296082268</text:p>
          </table:table-cell>
          <table:table-cell office:value-type="float" office:value="4001">
            <text:p>400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295786632">
            <text:p>4295786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014">
            <text:p>4295912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318">
            <text:p>4296082318</text:p>
          </table:table-cell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86682">
            <text:p>4295786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064">
            <text:p>4295912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368">
            <text:p>4296082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732">
            <text:p>4295786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114">
            <text:p>4295912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418">
            <text:p>4296082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782">
            <text:p>4295786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164">
            <text:p>4295912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468">
            <text:p>4296082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832">
            <text:p>4295786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214">
            <text:p>4295912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518">
            <text:p>4296082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882">
            <text:p>4295786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264">
            <text:p>4295912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568">
            <text:p>4296082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932">
            <text:p>4295786932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95912314">
            <text:p>4295912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618">
            <text:p>4296082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6982">
            <text:p>42957869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364">
            <text:p>4295912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668">
            <text:p>4296082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032">
            <text:p>4295787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414">
            <text:p>4295912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718">
            <text:p>4296082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082">
            <text:p>4295787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464">
            <text:p>4295912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768">
            <text:p>4296082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132">
            <text:p>4295787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514">
            <text:p>4295912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818">
            <text:p>4296082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182">
            <text:p>4295787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564">
            <text:p>4295912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868">
            <text:p>4296082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232">
            <text:p>4295787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614">
            <text:p>4295912614</text:p>
          </table:table-cell>
          <table:table-cell office:value-type="float" office:value="2695">
            <text:p>269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96082918">
            <text:p>42960829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7282">
            <text:p>4295787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664">
            <text:p>42959126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2968">
            <text:p>42960829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332">
            <text:p>4295787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714">
            <text:p>4295912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018">
            <text:p>42960830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382">
            <text:p>4295787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764">
            <text:p>4295912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068">
            <text:p>429608306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7432">
            <text:p>4295787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814">
            <text:p>4295912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118">
            <text:p>42960831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7482">
            <text:p>4295787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864">
            <text:p>4295912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168">
            <text:p>42960831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532">
            <text:p>4295787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914">
            <text:p>4295912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218">
            <text:p>429608321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7582">
            <text:p>4295787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2964">
            <text:p>4295912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268">
            <text:p>4296083268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7632">
            <text:p>4295787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014">
            <text:p>4295913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318">
            <text:p>4296083318</text:p>
          </table:table-cell>
          <table:table-cell office:value-type="float" office:value="3234">
            <text:p>323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4295787682">
            <text:p>4295787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064">
            <text:p>4295913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368">
            <text:p>42960833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732">
            <text:p>4295787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114">
            <text:p>4295913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418">
            <text:p>42960834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782">
            <text:p>4295787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164">
            <text:p>4295913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468">
            <text:p>42960834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832">
            <text:p>4295787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214">
            <text:p>4295913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518">
            <text:p>42960835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882">
            <text:p>4295787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264">
            <text:p>4295913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568">
            <text:p>42960835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932">
            <text:p>429578793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3314">
            <text:p>4295913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618">
            <text:p>42960836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7982">
            <text:p>4295787982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3364">
            <text:p>4295913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668">
            <text:p>42960836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032">
            <text:p>4295788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414">
            <text:p>4295913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718">
            <text:p>42960837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082">
            <text:p>4295788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464">
            <text:p>4295913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768">
            <text:p>42960837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132">
            <text:p>4295788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514">
            <text:p>4295913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818">
            <text:p>429608381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182">
            <text:p>4295788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564">
            <text:p>4295913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3868">
            <text:p>4296083868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232">
            <text:p>4295788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614">
            <text:p>4295913614</text:p>
          </table:table-cell>
          <table:table-cell office:value-type="float" office:value="1328">
            <text:p>132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96083919">
            <text:p>429608391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88282">
            <text:p>4295788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664">
            <text:p>4295913664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3969">
            <text:p>4296083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332">
            <text:p>4295788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714">
            <text:p>42959137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019">
            <text:p>4296084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382">
            <text:p>4295788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764">
            <text:p>42959137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069">
            <text:p>429608406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432">
            <text:p>4295788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814">
            <text:p>42959138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119">
            <text:p>4296084119</text:p>
          </table:table-cell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482">
            <text:p>4295788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864">
            <text:p>42959138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169">
            <text:p>4296084169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532">
            <text:p>4295788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914">
            <text:p>42959139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219">
            <text:p>429608421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582">
            <text:p>4295788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3964">
            <text:p>42959139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269">
            <text:p>4296084269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8632">
            <text:p>4295788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014">
            <text:p>42959140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319">
            <text:p>4296084319</text:p>
          </table:table-cell>
          <table:table-cell office:value-type="float" office:value="1992">
            <text:p>199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4295788682">
            <text:p>4295788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064">
            <text:p>42959140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369">
            <text:p>42960843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732">
            <text:p>4295788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114">
            <text:p>42959141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419">
            <text:p>4296084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782">
            <text:p>4295788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164">
            <text:p>42959141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469">
            <text:p>4296084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832">
            <text:p>4295788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214">
            <text:p>42959142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519">
            <text:p>4296084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882">
            <text:p>4295788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264">
            <text:p>42959142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569">
            <text:p>4296084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932">
            <text:p>4295788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314">
            <text:p>42959143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619">
            <text:p>4296084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8982">
            <text:p>4295788982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95914364">
            <text:p>42959143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669">
            <text:p>4296084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032">
            <text:p>4295789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414">
            <text:p>42959144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719">
            <text:p>4296084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082">
            <text:p>4295789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464">
            <text:p>42959144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769">
            <text:p>4296084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132">
            <text:p>4295789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514">
            <text:p>429591451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819">
            <text:p>4296084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182">
            <text:p>4295789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564">
            <text:p>4295914564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4869">
            <text:p>4296084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232">
            <text:p>4295789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615">
            <text:p>4295914615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4919">
            <text:p>429608491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9282">
            <text:p>4295789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665">
            <text:p>4295914665</text:p>
          </table:table-cell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4969">
            <text:p>4296084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332">
            <text:p>4295789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715">
            <text:p>4295914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019">
            <text:p>4296085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382">
            <text:p>4295789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765">
            <text:p>4295914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069">
            <text:p>42960850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9432">
            <text:p>4295789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815">
            <text:p>4295914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119">
            <text:p>4296085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482">
            <text:p>4295789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865">
            <text:p>4295914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169">
            <text:p>42960851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9532">
            <text:p>4295789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915">
            <text:p>4295914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219">
            <text:p>429608521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89582">
            <text:p>4295789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4965">
            <text:p>4295914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269">
            <text:p>4296085269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89632">
            <text:p>4295789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015">
            <text:p>4295915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319">
            <text:p>4296085319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4295789682">
            <text:p>4295789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065">
            <text:p>4295915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369">
            <text:p>42960853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732">
            <text:p>4295789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115">
            <text:p>4295915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419">
            <text:p>4296085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782">
            <text:p>4295789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165">
            <text:p>4295915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469">
            <text:p>4296085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832">
            <text:p>4295789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215">
            <text:p>4295915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519">
            <text:p>4296085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882">
            <text:p>4295789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265">
            <text:p>4295915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569">
            <text:p>4296085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932">
            <text:p>4295789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315">
            <text:p>4295915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619">
            <text:p>4296085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89982">
            <text:p>4295789982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5365">
            <text:p>4295915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669">
            <text:p>4296085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032">
            <text:p>4295790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415">
            <text:p>4295915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719">
            <text:p>4296085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082">
            <text:p>4295790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465">
            <text:p>4295915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769">
            <text:p>4296085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132">
            <text:p>4295790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515">
            <text:p>4295915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819">
            <text:p>4296085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182">
            <text:p>4295790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565">
            <text:p>4295915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5869">
            <text:p>4296085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232">
            <text:p>4295790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615">
            <text:p>4295915615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5919">
            <text:p>429608591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0282">
            <text:p>4295790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665">
            <text:p>4295915665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96085969">
            <text:p>4296085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332">
            <text:p>4295790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715">
            <text:p>4295915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019">
            <text:p>4296086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382">
            <text:p>4295790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765">
            <text:p>4295915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069">
            <text:p>42960860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0432">
            <text:p>4295790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815">
            <text:p>4295915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119">
            <text:p>4296086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482">
            <text:p>4295790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865">
            <text:p>4295915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169">
            <text:p>42960861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0532">
            <text:p>4295790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915">
            <text:p>4295915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219">
            <text:p>429608621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0582">
            <text:p>4295790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5965">
            <text:p>4295915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269">
            <text:p>429608626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0632">
            <text:p>4295790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015">
            <text:p>4295916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319">
            <text:p>4296086319</text:p>
          </table:table-cell>
          <table:table-cell office:value-type="float" office:value="1014">
            <text:p>101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4295790682">
            <text:p>4295790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065">
            <text:p>4295916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369">
            <text:p>42960863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732">
            <text:p>4295790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115">
            <text:p>4295916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419">
            <text:p>4296086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782">
            <text:p>4295790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165">
            <text:p>4295916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469">
            <text:p>4296086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832">
            <text:p>4295790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215">
            <text:p>4295916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519">
            <text:p>4296086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882">
            <text:p>4295790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265">
            <text:p>4295916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569">
            <text:p>4296086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932">
            <text:p>4295790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315">
            <text:p>4295916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619">
            <text:p>4296086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0982">
            <text:p>4295790982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5916365">
            <text:p>4295916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669">
            <text:p>4296086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032">
            <text:p>4295791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415">
            <text:p>4295916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719">
            <text:p>4296086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082">
            <text:p>4295791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465">
            <text:p>4295916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769">
            <text:p>4296086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132">
            <text:p>4295791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515">
            <text:p>4295916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819">
            <text:p>4296086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182">
            <text:p>4295791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565">
            <text:p>4295916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6869">
            <text:p>4296086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232">
            <text:p>4295791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615">
            <text:p>4295916615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86919">
            <text:p>429608691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1282">
            <text:p>4295791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665">
            <text:p>4295916665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6969">
            <text:p>4296086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332">
            <text:p>4295791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715">
            <text:p>4295916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019">
            <text:p>4296087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382">
            <text:p>4295791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765">
            <text:p>4295916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069">
            <text:p>42960870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1432">
            <text:p>4295791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815">
            <text:p>4295916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119">
            <text:p>4296087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482">
            <text:p>4295791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865">
            <text:p>4295916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169">
            <text:p>42960871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1532">
            <text:p>4295791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915">
            <text:p>4295916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219">
            <text:p>429608721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1582">
            <text:p>4295791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6965">
            <text:p>4295916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269">
            <text:p>429608726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1632">
            <text:p>4295791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015">
            <text:p>4295917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319">
            <text:p>4296087319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295791682">
            <text:p>4295791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065">
            <text:p>4295917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369">
            <text:p>4296087369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1732">
            <text:p>4295791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115">
            <text:p>4295917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419">
            <text:p>4296087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782">
            <text:p>4295791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165">
            <text:p>4295917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469">
            <text:p>4296087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832">
            <text:p>4295791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215">
            <text:p>4295917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519">
            <text:p>4296087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882">
            <text:p>4295791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265">
            <text:p>4295917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569">
            <text:p>4296087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932">
            <text:p>4295791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315">
            <text:p>4295917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619">
            <text:p>4296087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1982">
            <text:p>429579198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7365">
            <text:p>4295917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669">
            <text:p>4296087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032">
            <text:p>4295792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415">
            <text:p>4295917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719">
            <text:p>4296087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082">
            <text:p>4295792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465">
            <text:p>4295917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769">
            <text:p>4296087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132">
            <text:p>4295792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515">
            <text:p>4295917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819">
            <text:p>4296087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182">
            <text:p>4295792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565">
            <text:p>4295917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7869">
            <text:p>4296087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232">
            <text:p>4295792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615">
            <text:p>429591761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7919">
            <text:p>429608791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2282">
            <text:p>4295792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665">
            <text:p>4295917665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87969">
            <text:p>4296087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332">
            <text:p>4295792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715">
            <text:p>4295917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019">
            <text:p>4296088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382">
            <text:p>4295792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765">
            <text:p>4295917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069">
            <text:p>42960880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432">
            <text:p>4295792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815">
            <text:p>4295917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119">
            <text:p>4296088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482">
            <text:p>4295792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865">
            <text:p>4295917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169">
            <text:p>42960881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532">
            <text:p>4295792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915">
            <text:p>4295917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219">
            <text:p>429608821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582">
            <text:p>4295792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7965">
            <text:p>4295917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269">
            <text:p>429608826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2632">
            <text:p>4295792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015">
            <text:p>4295918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319">
            <text:p>4296088319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92682">
            <text:p>4295792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065">
            <text:p>4295918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369">
            <text:p>4296088369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92732">
            <text:p>4295792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115">
            <text:p>4295918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419">
            <text:p>4296088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782">
            <text:p>4295792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165">
            <text:p>4295918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469">
            <text:p>4296088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832">
            <text:p>4295792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215">
            <text:p>4295918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519">
            <text:p>4296088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882">
            <text:p>4295792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265">
            <text:p>4295918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569">
            <text:p>4296088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932">
            <text:p>4295792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315">
            <text:p>4295918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619">
            <text:p>4296088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2982">
            <text:p>42957929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8365">
            <text:p>4295918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669">
            <text:p>4296088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032">
            <text:p>4295793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415">
            <text:p>4295918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719">
            <text:p>4296088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082">
            <text:p>4295793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465">
            <text:p>4295918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769">
            <text:p>4296088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132">
            <text:p>4295793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515">
            <text:p>4295918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819">
            <text:p>4296088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182">
            <text:p>4295793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565">
            <text:p>4295918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8869">
            <text:p>4296088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232">
            <text:p>4295793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615">
            <text:p>42959186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8919">
            <text:p>42960889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3282">
            <text:p>4295793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665">
            <text:p>4295918665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88969">
            <text:p>4296088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332">
            <text:p>4295793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715">
            <text:p>4295918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019">
            <text:p>4296089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382">
            <text:p>4295793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765">
            <text:p>4295918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069">
            <text:p>42960890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432">
            <text:p>4295793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815">
            <text:p>4295918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119">
            <text:p>4296089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482">
            <text:p>4295793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865">
            <text:p>4295918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169">
            <text:p>42960891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3532">
            <text:p>4295793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915">
            <text:p>4295918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219">
            <text:p>42960892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582">
            <text:p>4295793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8965">
            <text:p>4295918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269">
            <text:p>4296089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632">
            <text:p>4295793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015">
            <text:p>4295919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319">
            <text:p>429608931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3682">
            <text:p>4295793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065">
            <text:p>4295919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369">
            <text:p>429608936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93732">
            <text:p>4295793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115">
            <text:p>4295919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419">
            <text:p>4296089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782">
            <text:p>4295793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165">
            <text:p>4295919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469">
            <text:p>4296089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832">
            <text:p>4295793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215">
            <text:p>4295919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519">
            <text:p>4296089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882">
            <text:p>4295793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265">
            <text:p>4295919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569">
            <text:p>4296089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932">
            <text:p>4295793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315">
            <text:p>4295919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619">
            <text:p>4296089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3982">
            <text:p>429579398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19365">
            <text:p>4295919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669">
            <text:p>4296089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032">
            <text:p>4295794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415">
            <text:p>4295919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719">
            <text:p>4296089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082">
            <text:p>4295794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465">
            <text:p>4295919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769">
            <text:p>4296089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132">
            <text:p>4295794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515">
            <text:p>4295919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819">
            <text:p>4296089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182">
            <text:p>4295794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565">
            <text:p>4295919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89869">
            <text:p>4296089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232">
            <text:p>4295794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615">
            <text:p>429591961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89919">
            <text:p>429608991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4282">
            <text:p>4295794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665">
            <text:p>4295919665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89969">
            <text:p>4296089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332">
            <text:p>4295794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715">
            <text:p>4295919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019">
            <text:p>4296090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382">
            <text:p>4295794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765">
            <text:p>4295919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069">
            <text:p>42960900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4432">
            <text:p>4295794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815">
            <text:p>4295919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119">
            <text:p>4296090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482">
            <text:p>4295794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865">
            <text:p>4295919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169">
            <text:p>42960901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4532">
            <text:p>4295794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915">
            <text:p>4295919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219">
            <text:p>429609021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4582">
            <text:p>4295794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19965">
            <text:p>4295919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269">
            <text:p>42960902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4632">
            <text:p>4295794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015">
            <text:p>4295920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319">
            <text:p>429609031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94682">
            <text:p>4295794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065">
            <text:p>4295920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369">
            <text:p>429609036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4732">
            <text:p>4295794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115">
            <text:p>4295920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419">
            <text:p>4296090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782">
            <text:p>4295794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165">
            <text:p>4295920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469">
            <text:p>4296090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832">
            <text:p>4295794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215">
            <text:p>4295920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519">
            <text:p>4296090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882">
            <text:p>4295794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265">
            <text:p>4295920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569">
            <text:p>4296090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932">
            <text:p>4295794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315">
            <text:p>4295920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619">
            <text:p>4296090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4982">
            <text:p>42957949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0365">
            <text:p>4295920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669">
            <text:p>4296090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032">
            <text:p>4295795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415">
            <text:p>4295920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719">
            <text:p>4296090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082">
            <text:p>4295795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465">
            <text:p>4295920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769">
            <text:p>4296090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132">
            <text:p>4295795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515">
            <text:p>4295920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819">
            <text:p>4296090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182">
            <text:p>4295795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565">
            <text:p>4295920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0869">
            <text:p>4296090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232">
            <text:p>4295795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615">
            <text:p>429592061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90919">
            <text:p>429609091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282">
            <text:p>4295795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665">
            <text:p>429592066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296090969">
            <text:p>4296090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332">
            <text:p>4295795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715">
            <text:p>4295920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019">
            <text:p>4296091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382">
            <text:p>4295795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765">
            <text:p>4295920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069">
            <text:p>42960910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5432">
            <text:p>4295795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815">
            <text:p>4295920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119">
            <text:p>4296091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482">
            <text:p>4295795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865">
            <text:p>4295920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169">
            <text:p>42960911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532">
            <text:p>4295795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915">
            <text:p>4295920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219">
            <text:p>429609121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582">
            <text:p>4295795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0965">
            <text:p>4295920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269">
            <text:p>429609126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5632">
            <text:p>4295795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015">
            <text:p>4295921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319">
            <text:p>42960913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4295795682">
            <text:p>4295795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065">
            <text:p>4295921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369">
            <text:p>4296091369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95732">
            <text:p>4295795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115">
            <text:p>4295921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419">
            <text:p>4296091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782">
            <text:p>4295795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165">
            <text:p>4295921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469">
            <text:p>4296091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832">
            <text:p>4295795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215">
            <text:p>4295921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519">
            <text:p>4296091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882">
            <text:p>4295795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265">
            <text:p>4295921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569">
            <text:p>4296091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932">
            <text:p>4295795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315">
            <text:p>4295921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619">
            <text:p>4296091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5982">
            <text:p>429579598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1365">
            <text:p>4295921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669">
            <text:p>4296091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032">
            <text:p>4295796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415">
            <text:p>4295921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719">
            <text:p>4296091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082">
            <text:p>4295796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465">
            <text:p>4295921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769">
            <text:p>4296091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132">
            <text:p>4295796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515">
            <text:p>4295921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819">
            <text:p>4296091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182">
            <text:p>4295796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565">
            <text:p>4295921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1869">
            <text:p>4296091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232">
            <text:p>4295796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615">
            <text:p>42959216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1919">
            <text:p>42960919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282">
            <text:p>4295796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665">
            <text:p>429592166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1969">
            <text:p>4296091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332">
            <text:p>4295796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715">
            <text:p>4295921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019">
            <text:p>4296092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382">
            <text:p>4295796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765">
            <text:p>4295921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069">
            <text:p>42960920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432">
            <text:p>4295796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815">
            <text:p>4295921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119">
            <text:p>4296092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482">
            <text:p>4295796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865">
            <text:p>4295921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169">
            <text:p>42960921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532">
            <text:p>4295796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915">
            <text:p>4295921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219">
            <text:p>429609221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6582">
            <text:p>4295796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1965">
            <text:p>4295921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269">
            <text:p>429609226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6632">
            <text:p>4295796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015">
            <text:p>4295922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319">
            <text:p>42960923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6682">
            <text:p>4295796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065">
            <text:p>4295922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369">
            <text:p>429609236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6732">
            <text:p>4295796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115">
            <text:p>4295922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419">
            <text:p>4296092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782">
            <text:p>4295796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165">
            <text:p>4295922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469">
            <text:p>4296092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832">
            <text:p>4295796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215">
            <text:p>4295922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519">
            <text:p>4296092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882">
            <text:p>4295796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265">
            <text:p>4295922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569">
            <text:p>4296092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932">
            <text:p>4295796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315">
            <text:p>4295922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619">
            <text:p>4296092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6982">
            <text:p>429579698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2365">
            <text:p>4295922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669">
            <text:p>4296092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032">
            <text:p>4295797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415">
            <text:p>4295922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719">
            <text:p>4296092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082">
            <text:p>4295797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465">
            <text:p>4295922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769">
            <text:p>4296092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132">
            <text:p>4295797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515">
            <text:p>4295922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819">
            <text:p>4296092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182">
            <text:p>4295797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565">
            <text:p>4295922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2869">
            <text:p>4296092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232">
            <text:p>4295797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615">
            <text:p>42959226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2919">
            <text:p>42960929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282">
            <text:p>4295797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665">
            <text:p>429592266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2969">
            <text:p>4296092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332">
            <text:p>4295797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715">
            <text:p>4295922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019">
            <text:p>4296093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382">
            <text:p>4295797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765">
            <text:p>4295922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069">
            <text:p>42960930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432">
            <text:p>4295797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815">
            <text:p>4295922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119">
            <text:p>4296093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482">
            <text:p>4295797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865">
            <text:p>4295922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169">
            <text:p>42960931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532">
            <text:p>4295797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915">
            <text:p>4295922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219">
            <text:p>42960932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582">
            <text:p>4295797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2965">
            <text:p>4295922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269">
            <text:p>429609326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7632">
            <text:p>4295797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015">
            <text:p>4295923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319">
            <text:p>429609331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7682">
            <text:p>4295797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065">
            <text:p>4295923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369">
            <text:p>429609336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295797732">
            <text:p>4295797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115">
            <text:p>4295923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419">
            <text:p>4296093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782">
            <text:p>4295797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165">
            <text:p>4295923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469">
            <text:p>4296093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832">
            <text:p>4295797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215">
            <text:p>4295923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519">
            <text:p>4296093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882">
            <text:p>4295797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265">
            <text:p>4295923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569">
            <text:p>4296093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932">
            <text:p>4295797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315">
            <text:p>4295923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619">
            <text:p>4296093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7982">
            <text:p>429579798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3365">
            <text:p>4295923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669">
            <text:p>4296093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032">
            <text:p>4295798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415">
            <text:p>4295923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719">
            <text:p>4296093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082">
            <text:p>4295798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465">
            <text:p>4295923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769">
            <text:p>4296093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132">
            <text:p>4295798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515">
            <text:p>4295923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819">
            <text:p>4296093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182">
            <text:p>4295798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565">
            <text:p>4295923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3869">
            <text:p>4296093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232">
            <text:p>4295798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615">
            <text:p>42959236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96093919">
            <text:p>42960939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282">
            <text:p>4295798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665">
            <text:p>429592366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96093969">
            <text:p>4296093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332">
            <text:p>4295798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715">
            <text:p>4295923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019">
            <text:p>4296094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382">
            <text:p>4295798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765">
            <text:p>4295923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069">
            <text:p>42960940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8432">
            <text:p>4295798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815">
            <text:p>4295923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119">
            <text:p>4296094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482">
            <text:p>4295798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865">
            <text:p>4295923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169">
            <text:p>42960941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532">
            <text:p>4295798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915">
            <text:p>4295923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219">
            <text:p>42960942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582">
            <text:p>4295798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3965">
            <text:p>4295923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269">
            <text:p>42960942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8632">
            <text:p>4295798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015">
            <text:p>4295924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319">
            <text:p>429609431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8682">
            <text:p>4295798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065">
            <text:p>4295924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369">
            <text:p>429609436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4295798732">
            <text:p>4295798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115">
            <text:p>4295924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419">
            <text:p>4296094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782">
            <text:p>4295798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165">
            <text:p>4295924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469">
            <text:p>4296094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832">
            <text:p>4295798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215">
            <text:p>4295924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519">
            <text:p>4296094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882">
            <text:p>4295798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265">
            <text:p>4295924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569">
            <text:p>4296094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932">
            <text:p>42957989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315">
            <text:p>4295924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619">
            <text:p>4296094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8982">
            <text:p>42957989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5924365">
            <text:p>4295924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669">
            <text:p>4296094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032">
            <text:p>42957990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415">
            <text:p>4295924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719">
            <text:p>4296094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082">
            <text:p>42957990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465">
            <text:p>4295924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769">
            <text:p>4296094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132">
            <text:p>42957991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515">
            <text:p>4295924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819">
            <text:p>4296094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182">
            <text:p>42957991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565">
            <text:p>4295924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4869">
            <text:p>4296094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232">
            <text:p>42957992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615">
            <text:p>42959246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6094919">
            <text:p>42960949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282">
            <text:p>42957992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665">
            <text:p>429592466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96094969">
            <text:p>4296094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332">
            <text:p>42957993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715">
            <text:p>42959247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019">
            <text:p>4296095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382">
            <text:p>42957993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765">
            <text:p>4295924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069">
            <text:p>42960950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432">
            <text:p>42957994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815">
            <text:p>42959248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119">
            <text:p>4296095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482">
            <text:p>42957994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865">
            <text:p>42959248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169">
            <text:p>42960951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532">
            <text:p>42957995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915">
            <text:p>42959249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219">
            <text:p>42960952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582">
            <text:p>42957995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4965">
            <text:p>42959249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269">
            <text:p>42960952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95799632">
            <text:p>42957996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015">
            <text:p>42959250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319">
            <text:p>42960953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295799682">
            <text:p>42957996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065">
            <text:p>42959250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369">
            <text:p>429609536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4295799732">
            <text:p>42957997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115">
            <text:p>42959251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419">
            <text:p>42960954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782">
            <text:p>42957997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165">
            <text:p>42959251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469">
            <text:p>42960954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832">
            <text:p>429579983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215">
            <text:p>42959252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519">
            <text:p>42960955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882">
            <text:p>4295799882</text:p>
          </table:table-cell>
          <table:table-cell table:number-columns-repeated="3" office:value-type="float" office:value="0">
            <text:p>0</text:p>
          </table:table-cell>
          <table:table-cell office:value-type="float" office:value="4295925265">
            <text:p>42959252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569">
            <text:p>42960955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295799932">
            <text:p>4295799932</text:p>
          </table:table-cell>
          <table:table-cell table:number-columns-repeated="2" office:value-type="float" office:value="0">
            <text:p>0</text:p>
          </table:table-cell>
          <table:table-cell table:formula="of:=SUM( )" office:value-type="float" office:value="0">
            <text:p>0</text:p>
          </table:table-cell>
          <table:table-cell office:value-type="float" office:value="4295925315">
            <text:p>42959253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619">
            <text:p>42960956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ead</text:p>
          </table:table-cell>
          <table:table-cell office:value-type="float" office:value="402">
            <text:p>402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office:value-type="float" office:value="4295925365">
            <text:p>42959253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669">
            <text:p>42960956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3:.D404])" office:value-type="float" office:value="104">
            <text:p>104</text:p>
          </table:table-cell>
          <table:table-cell office:value-type="float" office:value="4295925415">
            <text:p>42959254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719">
            <text:p>42960957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465">
            <text:p>42959254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769">
            <text:p>42960957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515">
            <text:p>429592551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819">
            <text:p>42960958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565">
            <text:p>4295925565</text:p>
          </table:table-cell>
          <table:table-cell table:number-columns-repeated="3" office:value-type="float" office:value="0">
            <text:p>0</text:p>
          </table:table-cell>
          <table:table-cell office:value-type="float" office:value="4296095869">
            <text:p>42960958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615">
            <text:p>4295925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296095919">
            <text:p>42960959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665">
            <text:p>429592566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296095969">
            <text:p>42960959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95925715">
            <text:p>42959257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296096019">
            <text:p>42960960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ead</text:p>
          </table:table-cell>
          <table:table-cell office:value-type="float" office:value="410">
            <text:p>410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office:value-type="float" office:value="4296096069">
            <text:p>42960960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3:.H412])" office:value-type="float" office:value="555">
            <text:p>555</text:p>
          </table:table-cell>
          <table:table-cell office:value-type="float" office:value="4296096119">
            <text:p>429609611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169">
            <text:p>4296096169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219">
            <text:p>42960962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269">
            <text:p>42960962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319">
            <text:p>42960963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369">
            <text:p>42960963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419">
            <text:p>42960964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296096469">
            <text:p>4296096469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read</text:p>
          </table:table-cell>
          <table:table-cell office:value-type="float" office:value="419">
            <text:p>419</text:p>
          </table:table-cell>
          <table:table-cell office:value-type="string">
            <text:p>profiled</text:p>
          </table:table-cell>
          <table:table-cell office:value-type="string">
            <text:p>data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SUM([.L3:.L421])" office:value-type="float" office:value="1255">
            <text:p>1255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N</text:p>
          </table:table-cell>
          <table:table-cell office:value-type="string">
            <text:p>Total Utilization</text:p>
          </table:table-cell>
          <table:table-cell/>
          <table:table-cell>
            <draw:frame table:end-cell-address="casestudy2.N456" table:end-x="0.4169in" table:end-y="0.0843in" draw:z-index="0" draw:style-name="gr1" svg:width="8.5937in" svg:height="5.2614in" svg:x="0.7134in" svg:y="0.1571in">
              <draw:object draw:notify-on-update-of-ranges="casestudy2.A427:casestudy2.A429 casestudy2.A426:casestudy2.A426 casestudy2.B427:casestudy2.B4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5">
            <text:p>555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55">
            <text:p>1255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19:3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2T19:36:04.47</dc:date>
    <dc:creator>Holly Decker</dc:creator>
    <meta:generator>OpenOffice.org/3.2$Win32 OpenOffice.org_project/320m12$Build-9483</meta:generator>
    <meta:editing-duration>PT02H05M06S</meta:editing-duration>
    <meta:editing-cycles>6</meta:editing-cycles>
    <meta:document-statistic meta:table-count="1" meta:cell-count="4958" meta:object-count="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29cm" svg:height="13.365cm" xlink:href=".." chart:class="chart:bar" chart:style-name="ch1">
        <chart:title svg:x="10.226cm" svg:y="0.268cm" chart:style-name="ch2">
          <text:p>Case 2</text:p>
        </chart:title>
        <chart:subtitle svg:x="9.154cm" svg:y="1.038cm" chart:style-name="ch3">
          <text:p>Total Utilization for N</text:p>
        </chart:subtitle>
        <chart:legend chart:legend-position="end" svg:x="20.558cm" svg:y="6.374cm" chart:style-name="ch4"/>
        <chart:plot-area chart:style-name="ch5" table:cell-range-address="casestudy2.A426:casestudy2.A429 casestudy2.B427:casestudy2.B429" chart:data-source-has-labels="both" svg:x="0.436cm" svg:y="1.756cm" svg:width="19.687cm" svg:height="11.009cm">
          <chart:axis chart:dimension="x" chart:name="primary-x" chart:style-name="ch6">
            <chart:title svg:x="9.406cm" svg:y="12.434cm" chart:style-name="ch7">
              <text:p>N instances</text:p>
            </chart:title>
            <chart:categories table:cell-range-address="casestudy2.A427:casestudy2.A429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casestudy2.B427:casestudy2.B429" chart:label-cell-address="casestudy2.A426:casestudy2.A42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A426:casestudy2.A426">N</text:p>
              </table:table-cell>
            </table:table-row>
          </table:table-header-rows>
          <table:table-rows>
            <table:table-row>
              <table:table-cell office:value-type="string">
                <text:p text:id="casestudy2.A427:casestudy2.A429">1</text:p>
              </table:table-cell>
              <table:table-cell office:value-type="float" office:value="104">
                <text:p text:id="casestudy2.B427:casestudy2.B429"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5">
                <text:p>1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476cm" svg:height="23.401cm" xlink:href=".." chart:class="chart:bar" chart:style-name="ch1">
        <chart:title svg:x="17.714cm" svg:y="0.469cm" chart:style-name="ch2">
          <text:p>Total Utilization N = 1</text:p>
        </chart:title>
        <chart:legend chart:legend-position="end" svg:x="36.238cm" svg:y="11.392cm" chart:style-name="ch3"/>
        <chart:plot-area chart:style-name="ch4" table:cell-range-address="casestudy2.A3:casestudy2.A404 casestudy2.D2:casestudy2.D404" chart:data-source-has-labels="both" svg:x="0.789cm" svg:y="1.44cm" svg:width="34.661cm" svg:height="20.758cm">
          <chart:axis chart:dimension="x" chart:name="primary-x" chart:style-name="ch5">
            <chart:title svg:x="17.695cm" svg:y="22.068cm" chart:style-name="ch6">
              <text:p>Jiffies</text:p>
            </chart:title>
            <chart:categories table:cell-range-address="casestudy2.A3:casestudy2.A40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asestudy2.D3:casestudy2.D404" chart:label-cell-address="casestudy2.D2:casestudy2.D2" chart:class="chart:bar">
            <chart:data-point chart:repeated="4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D2:casestudy2.D2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casestudy2.A3:casestudy2.A404">4295779882</text:p>
              </table:table-cell>
              <table:table-cell office:value-type="float" office:value="28">
                <text:p text:id="casestudy2.D3:casestudy2.D404">28</text:p>
              </table:table-cell>
            </table:table-row>
            <table:table-row>
              <table:table-cell office:value-type="string">
                <text:p>429577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7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08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7809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78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19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78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29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5782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39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578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49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784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59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785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69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5786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7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87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88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89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578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89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0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0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79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1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2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3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4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5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6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7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8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8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799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7999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77cm" svg:height="26.012cm" xlink:href=".." chart:class="chart:bar" chart:style-name="ch1">
        <chart:title svg:x="18.564cm" svg:y="0.521cm" chart:style-name="ch2">
          <text:p>Total Utilization N = 5</text:p>
        </chart:title>
        <chart:legend chart:legend-position="end" svg:x="37.905cm" svg:y="12.698cm" chart:style-name="ch3"/>
        <chart:plot-area chart:style-name="ch4" table:cell-range-address="casestudy2.E3:casestudy2.E412 casestudy2.H2:casestudy2.H412" chart:data-source-has-labels="both" svg:x="0.823cm" svg:y="1.544cm" svg:width="36.26cm" svg:height="23.109cm">
          <chart:axis chart:dimension="x" chart:name="primary-x" chart:style-name="ch5">
            <chart:title svg:x="18.529cm" svg:y="24.575cm" chart:style-name="ch6">
              <text:p>Jiffies</text:p>
            </chart:title>
            <chart:categories table:cell-range-address="casestudy2.E3:casestudy2.E4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asestudy2.H3:casestudy2.H412" chart:label-cell-address="casestudy2.H2:casestudy2.H2" chart:class="chart:bar">
            <chart:data-point chart:repeated="4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H2:casestudy2.H2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casestudy2.E3:casestudy2.E412">4295905264</text:p>
              </table:table-cell>
              <table:table-cell office:value-type="float" office:value="42">
                <text:p text:id="casestudy2.H3:casestudy2.H412">42</text:p>
              </table:table-cell>
            </table:table-row>
            <table:table-row>
              <table:table-cell office:value-type="string">
                <text:p>42959053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59053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95905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5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3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59064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959064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906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6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4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959075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9590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7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5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959085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95908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8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5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95909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0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5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9106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95910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0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6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9591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6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591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6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5913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13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4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14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156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5915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16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16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6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7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91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7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8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18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19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19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19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20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5920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0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21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2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22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2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2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5923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5923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924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5924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9256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59256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95925715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533cm" svg:height="19.237cm" xlink:href=".." chart:class="chart:bar" chart:style-name="ch1">
        <chart:title svg:x="21.623cm" svg:y="0.385cm" chart:style-name="ch2">
          <text:p>Total Utilization N = 11</text:p>
        </chart:title>
        <chart:legend chart:legend-position="end" svg:x="44.134cm" svg:y="9.31cm" chart:style-name="ch3"/>
        <chart:plot-area chart:style-name="ch4" table:cell-range-address="casestudy2.I3:casestudy2.I421 casestudy2.L2:casestudy2.L421" chart:data-source-has-labels="both" svg:x="0.95cm" svg:y="1.272cm" svg:width="42.235cm" svg:height="17.014cm">
          <chart:axis chart:dimension="x" chart:name="primary-x" chart:style-name="ch5">
            <chart:title svg:x="21.643cm" svg:y="18.072cm" chart:style-name="ch6">
              <text:p>Jiffies</text:p>
            </chart:title>
            <chart:categories table:cell-range-address="casestudy2.I3:casestudy2.I4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asestudy2.L3:casestudy2.L421" chart:label-cell-address="casestudy2.L2:casestudy2.L2" chart:class="chart:bar">
            <chart:data-point chart:repeated="4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asestudy2.L2:casestudy2.L2">CPU Utilization</text:p>
              </table:table-cell>
            </table:table-row>
          </table:table-header-rows>
          <table:table-rows>
            <table:table-row>
              <table:table-cell office:value-type="string">
                <text:p text:id="casestudy2.I3:casestudy2.I421">4296075568</text:p>
              </table:table-cell>
              <table:table-cell office:value-type="float" office:value="34">
                <text:p text:id="casestudy2.L3:casestudy2.L421">34</text:p>
              </table:table-cell>
            </table:table-row>
            <table:table-row>
              <table:table-cell office:value-type="string">
                <text:p>42960756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960756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57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757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58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75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75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5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68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960768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960769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769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70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96077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8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60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7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0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960780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81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96078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8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789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78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0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6079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1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60791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79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7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799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79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0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0801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8021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96080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0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09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8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8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1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12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0812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9608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19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0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2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2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8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822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960823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29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0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3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3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3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33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96083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39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3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6084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4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4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5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5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53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6085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5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6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6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6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63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6086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6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7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3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6087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87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7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7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88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8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8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8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89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89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89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89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0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90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90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0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91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9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1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2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2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9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2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3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6093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4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43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6094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4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4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6095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5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60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59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609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60962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296096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60963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960963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60964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96096469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